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DF000001859F353F172.svm"/>
  <manifest:file-entry manifest:media-type="" manifest:full-path="Pictures/2000000700003514000011B5439350D0.svm"/>
  <manifest:file-entry manifest:media-type="" manifest:full-path="Pictures/20000007000036490000129D6455F395.svm"/>
  <manifest:file-entry manifest:media-type="" manifest:full-path="Pictures/2000000700003649000016A3A8C88732.svm"/>
  <manifest:file-entry manifest:media-type="" manifest:full-path="Pictures/20000007000027C900000E974023EC65.svm"/>
  <manifest:file-entry manifest:media-type="" manifest:full-path="Pictures/2000000700002F7000001304529933C6.svm"/>
  <manifest:file-entry manifest:media-type="" manifest:full-path="Pictures/2000000700003C5400002505ED6B582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ce style:name="Courier New" svg:font-family="'Courier New'" style:font-family-generic="modern" style:font-pitch="fixed"/>
    <style:font-face style:name="CourierNew" svg:font-family="Courier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3"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4"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5"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6"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7"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8"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9" style:family="paragraph" style:parent-style-name="Standard">
      <style:paragraph-properties fo:text-align="start" style:justify-single-word="false" style:text-autospace="none"/>
      <style:text-properties fo:color="#000000" style:font-name="Times New Roman" fo:font-size="13pt" fo:font-weight="bold" style:font-name-asian="Courier New" style:font-size-asian="13pt" style:font-weight-asian="bold" style:font-name-complex="Courier New" style:font-size-complex="13pt" style:font-weight-complex="bold"/>
    </style:style>
    <style:style style:name="P1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19"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29"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39"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49"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59"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69"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0"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1"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2"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3"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4"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5"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6"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7"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8" style:family="paragraph" style:parent-style-name="Standard">
      <style:paragraph-properties fo:text-align="start" style:justify-single-word="false" style:text-autospace="none"/>
      <style:text-properties fo:color="#000000" style:font-name="Times New Roman" fo:font-size="8.5pt" style:font-name-asian="Courier New" style:font-size-asian="8.5pt" style:font-name-complex="Courier New" style:font-size-complex="8.5pt"/>
    </style:style>
    <style:style style:name="P79"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0"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1"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2"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3"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4"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5"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6"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7"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8"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89"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0"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1"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2"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3"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4"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5"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6"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7"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8" style:family="paragraph" style:parent-style-name="Standard">
      <style:paragraph-properties fo:text-align="start" style:justify-single-word="false" style:text-autospace="none"/>
      <style:text-properties fo:color="#000000" style:font-name="Times New Roman" fo:font-size="10pt" style:font-name-asian="Courier New" style:font-size-asian="10pt" style:font-name-complex="Courier New" style:font-size-complex="10pt"/>
    </style:style>
    <style:style style:name="P99" style:family="paragraph" style:parent-style-name="Standard">
      <style:paragraph-properties fo:text-align="start" style:justify-single-word="false" style:text-autospace="none"/>
      <style:text-properties fo:color="#ff00ff" style:font-name="Times New Roman" fo:font-size="8.5pt" fo:font-weight="bold" style:font-name-asian="Courier New" style:font-size-asian="8.5pt" style:font-weight-asian="bold" style:font-name-complex="Courier New" style:font-size-complex="8.5pt" style:font-weight-complex="bold"/>
    </style:style>
    <style:style style:name="P100" style:family="paragraph" style:parent-style-name="Standard">
      <style:paragraph-properties fo:text-align="start" style:justify-single-word="false" style:text-autospace="none"/>
      <style:text-properties fo:color="#ff00ff" style:font-name="Times New Roman" fo:font-size="8.5pt" fo:font-weight="bold" style:font-name-asian="Courier New" style:font-size-asian="8.5pt" style:font-weight-asian="bold" style:font-name-complex="Courier New" style:font-size-complex="8.5pt" style:font-weight-complex="bold"/>
    </style:style>
    <style:style style:name="P101" style:family="paragraph" style:parent-style-name="Standard">
      <style:paragraph-properties fo:text-align="start" style:justify-single-word="false" style:text-autospace="none"/>
      <style:text-properties fo:color="#ff00ff" style:font-name="Times New Roman" fo:font-size="8.5pt" fo:font-weight="bold" style:font-name-asian="Courier New" style:font-size-asian="8.5pt" style:font-weight-asian="bold" style:font-name-complex="Courier New" style:font-size-complex="8.5pt" style:font-weight-complex="bold"/>
    </style:style>
    <style:style style:name="P102" style:family="paragraph" style:parent-style-name="Standard">
      <style:paragraph-properties fo:text-align="start" style:justify-single-word="false" style:text-autospace="none"/>
      <style:text-properties fo:color="#ff00ff" style:font-name="Times New Roman" fo:font-size="8.5pt" fo:font-weight="bold" style:font-name-asian="Courier New" style:font-size-asian="8.5pt" style:font-weight-asian="bold" style:font-name-complex="Courier New" style:font-size-complex="8.5pt" style:font-weight-complex="bold"/>
    </style:style>
    <style:style style:name="P103"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4" style:family="paragraph" style:parent-style-name="Standard">
      <style:paragraph-properties fo:text-align="start" style:justify-single-word="false"/>
      <style:text-properties style:font-name="Times New Roman"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style:style style:name="P105" style:family="paragraph" style:parent-style-name="Standard">
      <style:paragraph-properties fo:text-align="start" style:justify-single-word="false"/>
      <style:text-properties style:font-name="Times New Roman"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autospace="none"/>
      <style:text-properties style:font-name="Times New Roman" fo:font-size="8.5pt" style:font-size-asian="8.5pt" style:font-size-complex="8.5pt"/>
    </style:style>
    <style:style style:name="P108" style:family="paragraph" style:parent-style-name="Standard">
      <style:paragraph-properties fo:text-align="start" style:justify-single-word="false" style:text-autospace="none"/>
      <style:text-properties style:font-name="Times New Roman" fo:font-size="8.5pt" style:font-size-asian="8.5pt" style:font-size-complex="8.5pt"/>
    </style:style>
    <style:style style:name="P109" style:family="paragraph" style:parent-style-name="Standard">
      <style:paragraph-properties fo:text-align="start" style:justify-single-word="false"/>
      <style:text-properties style:font-name="Times New Roman"/>
    </style:style>
    <style:style style:name="P110"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111" style:family="paragraph" style:parent-style-name="Standard">
      <style:paragraph-properties fo:text-align="start" style:justify-single-word="false"/>
      <style:text-properties style:font-name="Times New Roman" style:text-underline-style="none" fo:font-weight="bold" style:font-weight-asian="bold" style:font-weight-complex="bold"/>
    </style:style>
    <style:style style:name="P112" style:family="paragraph" style:parent-style-name="Standard">
      <style:paragraph-properties fo:text-align="start" style:justify-single-word="false"/>
      <style:text-properties style:font-name="Times New Roman" style:text-underline-style="solid" style:text-underline-width="auto" style:text-underline-color="font-color" fo:font-weight="normal" style:font-weight-asian="normal" style:font-weight-complex="normal"/>
    </style:style>
    <style:style style:name="T1" style:family="text">
      <style:text-properties fo:font-size="8.5pt" style:font-size-asian="8.5pt" style:font-size-complex="8.5pt"/>
    </style:style>
    <style:style style:name="T2" style:family="text">
      <style:text-properties fo:font-size="8.5pt" fo:font-style="italic" style:font-size-asian="8.5pt" style:font-style-asian="italic" style:font-size-complex="8.5pt" style:font-style-complex="italic"/>
    </style:style>
    <style:style style:name="T3" style:family="text">
      <style:text-properties fo:font-size="8.5pt" fo:font-weight="bold" style:font-size-asian="8.5pt" style:font-weight-asian="bold" style:font-size-complex="8.5pt" style:font-weight-complex="bold"/>
    </style:style>
    <style:style style:name="T4" style:family="text">
      <style:text-properties fo:font-size="8.5pt" style:font-name-asian="CourierNew" style:font-size-asian="8.5pt" style:font-name-complex="CourierNew" style:font-size-complex="8.5pt"/>
    </style:style>
    <style:style style:name="T5" style:family="text">
      <style:text-properties style:font-name="CourierNew" fo:font-size="8.5pt" style:font-name-asian="CourierNew" style:font-size-asian="8.5pt" style:font-name-complex="CourierNew" style:font-size-complex="8.5pt"/>
    </style:style>
    <style:style style:name="T6" style:family="text">
      <style:text-properties style:font-name="Symbol" fo:font-size="9.5pt" style:font-name-asian="Symbol" style:font-size-asian="9.5pt" style:font-name-complex="Symbol" style:font-size-complex="9.5pt"/>
    </style:style>
    <style:style style:name="T7" style:family="text">
      <style:text-properties fo:font-size="9.5pt" style:font-size-asian="9.5pt" style:font-size-complex="9.5pt"/>
    </style:style>
    <style:style style:name="T8" style:family="text">
      <style:text-properties fo:font-size="9.5pt" style:font-name-asian="Symbol" style:font-size-asian="9.5pt" style:font-name-complex="Symbol" style:font-size-complex="9.5pt"/>
    </style:style>
    <style:style style:name="T9" style:family="text">
      <style:text-properties fo:font-size="12pt"/>
    </style:style>
    <style:style style:name="T10"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11"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normal" fo:font-weight="bold" style:font-size-asian="12pt" style:font-style-asian="normal" style:font-weight-asian="bold" style:font-size-complex="12pt" style:font-style-complex="normal" style:font-weight-complex="bold"/>
    </style:style>
    <style:style style:name="T14" style:family="text">
      <style:text-properties fo:font-style="normal"/>
    </style:style>
    <style:style style:name="T15" style:family="text">
      <style:text-properties style:text-underline-style="solid" style:text-underline-width="auto" style:text-underline-color="font-color"/>
    </style:style>
    <style:style style:name="T16" style:family="text">
      <style:text-properties fo:font-weight="bold"/>
    </style:style>
    <style:style style:name="T17" style:family="text">
      <style:text-properties style:font-size-asian="12pt"/>
    </style:style>
    <style:style style:name="T18" style:family="text">
      <style:text-properties style:font-style-asian="normal"/>
    </style:style>
    <style:style style:name="T19" style:family="text">
      <style:text-properties style:font-weight-asian="bold"/>
    </style:style>
    <style:style style:name="T20" style:family="text">
      <style:text-properties style:font-size-complex="12pt"/>
    </style:style>
    <style:style style:name="T21" style:family="text">
      <style:text-properties style:font-style-complex="normal"/>
    </style:style>
    <style:style style:name="T22" style:family="text">
      <style:text-properties style:font-weight-complex="bold"/>
    </style:style>
    <style:style style:name="T23" style:family="text">
      <style:text-properties fo:color="#000000" style:font-name-asian="Courier New" style:font-name-complex="Courier New"/>
    </style:style>
    <style:style style:name="T24" style:family="text">
      <style:text-properties fo:color="#000000" style:font-name="Courier New" style:font-name-asian="Courier New" style:font-name-complex="Courier New"/>
    </style:style>
    <style:style style:name="T25" style:family="text">
      <style:text-properties style:font-name-asian="Courier New" style:font-name-complex="Courier New"/>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Gebruikte Design Patterns + probeersels:</text:p>
      <text:p text:style-name="P105"/>
      <text:p text:style-name="P109"><text:span text:style-name="T11">Factory method pattern (Design Patterns p. 121):</text:span></text:p>
      <text:p text:style-name="P109"><text:span text:style-name="T11"/></text:p>
      <text:p text:style-name="P110"><draw:frame draw:style-name="fr1" draw:name="Afbeeldingen1" text:anchor-type="paragraph" svg:width="13.587cm" svg:height="4.533cm" draw:z-index="0"><draw:image xlink:href="Pictures/2000000700003514000011B5439350D0.svm" xlink:type="simple" xlink:show="embed" xlink:actuate="onLoad"/></draw:frame><text:span text:style-name="T12"/></text:p>
      <text:p text:style-name="P112"><text:span text:style-name="T12">Betrokken klassen:</text:span></text:p>
      <text:p text:style-name="P110"><text:span text:style-name="T12">Speler (cfr. Product), Mens en AI (cfr. ConcreteProduct), SpelerFactory (cfr. ConcreteCreator).</text:span></text:p>
      <text:p text:style-name="P110"><text:span text:style-name="T12">FactoryMethod wordt gemapt op maakSpeler(type).</text:span></text:p>
      <text:p text:style-name="P110"><text:span text:style-name="T12"/></text:p>
      <text:p text:style-name="P110"><text:span text:style-name="T10">Motivatie</text:span><text:span text:style-name="T12">:</text:span></text:p>
      <text:p text:style-name="P110"><text:span text:style-name="T12">We gebruiken de Speler-klasse doorheen de andere klassen, doch moeten we in staat zijn Mens- en AI-klassen (subklassen van Speler) aan te maken. Het leek ons dus wel handig een SpelerFactory aan te maken. De juiste uitwerking moeten we nog overwegen. Als we ooit netwerkmogelijkheden zouden implementeren kunnen we makkelijk een nieuw soort speler toevoegen.</text:span></text:p>
      <text:p text:style-name="P110"><text:span text:style-name="T12"/></text:p>
      <text:p text:style-name="P110"><text:span text:style-name="T12"/></text:p>
      <text:p text:style-name="P110"><text:span text:style-name="T11">Strategy pattern (Design Patterns p. 349):</text:span></text:p>
      <text:p text:style-name="P112"><draw:frame draw:style-name="fr1" draw:name="Afbeeldingen2" text:anchor-type="paragraph" svg:width="13.898cm" svg:height="4.764cm" draw:z-index="1"><draw:image xlink:href="Pictures/20000007000036490000129D6455F395.svm" xlink:type="simple" xlink:show="embed" xlink:actuate="onLoad"/></draw:frame><text:span text:style-name="T12">Betrokken klassen:</text:span></text:p>
      <text:p text:style-name="P110"><text:span text:style-name="T12">A.I., easy en hard</text:span></text:p>
      <text:p text:style-name="P110"><text:span text:style-name="T12"/></text:p>
      <text:p text:style-name="P112"><text:span text:style-name="T12">Motivatie:</text:span></text:p>
      <text:p text:style-name="P110"><text:span text:style-name="T12">We kunnen hierdoor een familie van algoritmes definiëren, waardoor we makkelijk kunnen wisselen tussen de verschillende klasse-instanties. Hierdoor zal de A.I. Ook makkelijker uitbreidbaar zijn.</text:span></text:p>
      <text:p text:style-name="P110"><text:span text:style-name="T12"/></text:p>
      <text:p text:style-name="P110"><text:span text:style-name="T12"/></text:p>
      <text:p text:style-name="P110"><text:span text:style-name="T12"/></text:p>
      <text:p text:style-name="P110"><text:span text:style-name="T12"/></text:p>
      <text:p text:style-name="P110"><text:span text:style-name="T12"/></text:p>
      <text:p text:style-name="P110"><text:span text:style-name="T12"/></text:p>
      <text:p text:style-name="P110"><text:span text:style-name="T12"/></text:p>
      <text:p text:style-name="P110"><text:span text:style-name="T12"/></text:p>
      <text:p text:style-name="P110"><text:span text:style-name="T12"/></text:p>
      <text:p text:style-name="P111"><text:soft-page-break/><text:span text:style-name="T12">Interessante design patterns</text:span></text:p>
      <text:p text:style-name="P110"><text:span text:style-name="T12">Deze moeten nog verder onderzocht orden, of ze passen in ons project.</text:span></text:p>
      <text:p text:style-name="P110"><text:span text:style-name="T12"/></text:p>
      <text:p text:style-name="P110"><text:span text:style-name="T11">Flyweight pattern (Design Patterns p. 218):</text:span></text:p>
      <text:p text:style-name="P110"><text:span text:style-name="T11"/></text:p>
      <text:p text:style-name="P110"><draw:frame draw:style-name="fr1" draw:name="Afbeeldingen3" text:anchor-type="paragraph" svg:width="14.877cm" svg:height="8.922cm" draw:z-index="2"><draw:image xlink:href="Pictures/2000000700003C5400002505ED6B5825.svm" xlink:type="simple" xlink:show="embed" xlink:actuate="onLoad"/></draw:frame><text:span text:style-name="T11"/></text:p>
      <text:p text:style-name="P112"><text:span text:style-name="T12">Motivatie:</text:span></text:p>
      <text:p text:style-name="P110"><text:span text:style-name="T12">Deze kunnen we gebruiken voor het voorstellen van verschillende tegels op de tafel en landsdelen op de tegel.</text:span></text:p>
      <text:p text:style-name="P110"><text:span text:style-name="T12"/></text:p>
      <text:p text:style-name="P110"><text:span text:style-name="T11">State pattern (Design Patterns p. 338):</text:span></text:p>
      <text:p text:style-name="P112"><draw:frame draw:style-name="fr2" draw:name="Afbeeldingen4" text:anchor-type="paragraph" svg:x="1.919cm" svg:y="0.355cm" svg:width="12.173cm" svg:height="4.9cm" draw:z-index="3"><draw:image xlink:href="Pictures/2000000700002F7000001304529933C6.svm" xlink:type="simple" xlink:show="embed" xlink:actuate="onLoad"/></draw:frame><text:span text:style-name="T12"/></text:p>
      <text:p text:style-name="P112"><text:span text:style-name="T12"/></text:p>
      <text:p text:style-name="P112"><text:span text:style-name="T12">Motivatie:</text:span></text:p>
      <text:p text:style-name="P110"><text:span text:style-name="T12">De puntentelling moet aangepast worden aan de hand van het type van de pion, deze hangt af van het landsdeel waarop de pion staat.</text:span></text:p>
      <text:p text:style-name="P110"><text:span text:style-name="T12"/></text:p>
      <text:p text:style-name="P110"><text:span text:style-name="T11"/></text:p>
      <text:p text:style-name="P110"><text:span text:style-name="T11"/></text:p>
      <text:p text:style-name="P110"><text:span text:style-name="T11"/></text:p>
      <text:p text:style-name="P110"><text:span text:style-name="T11"/></text:p>
      <text:p text:style-name="P110"><text:span text:style-name="T11"/></text:p>
      <text:p text:style-name="P110"><text:span text:style-name="T11"/></text:p>
      <text:p text:style-name="P110"><text:soft-page-break/><text:span text:style-name="T11">Observer pattern (Design Patterns p. 326):</text:span></text:p>
      <text:p text:style-name="P110"><text:span text:style-name="T11"/></text:p>
      <text:p text:style-name="P110"><draw:frame draw:style-name="fr2" draw:name="Afbeeldingen5" text:anchor-type="paragraph" svg:x="0.572cm" svg:y="0.392cm" svg:width="16.087cm" svg:height="6.488cm" draw:z-index="4"><draw:image xlink:href="Pictures/2000000700003DF000001859F353F172.svm" xlink:type="simple" xlink:show="embed" xlink:actuate="onLoad"/></draw:frame><text:span text:style-name="T11"/></text:p>
      <text:p text:style-name="P110"><text:span text:style-name="T10">Motivatie:</text:span></text:p>
      <text:p text:style-name="P110"><text:span text:style-name="T12">Om te voorkomen dat elke klasse die in spel zit een spelinstantie moet meekrijgen om een boodschap terug te kunnen geven, wordt er een observer gebruikt. Bv. Wanneer de gebruiker een tegel aan het plaatsen is en hij wenst een nieuwe tegel.</text:span></text:p>
      <text:p text:style-name="P110"><text:span text:style-name="T12"/></text:p>
      <text:p text:style-name="P110"><text:span text:style-name="T11">Proxy pattern (Design Patterns p. 233):</text:span></text:p>
      <text:p text:style-name="P110"><text:span text:style-name="T11"/></text:p>
      <text:p text:style-name="P110"><draw:frame draw:style-name="fr1" draw:name="Afbeeldingen6" text:anchor-type="paragraph" svg:width="14.584cm" svg:height="6.08cm" draw:z-index="5"><draw:image xlink:href="Pictures/2000000700003649000016A3A8C88732.svm" xlink:type="simple" xlink:show="embed" xlink:actuate="onLoad"/></draw:frame><text:span text:style-name="T12"/></text:p>
      <text:p text:style-name="P112"><text:span text:style-name="T12">Motivatie:</text:span></text:p>
      <text:p text:style-name="P110"><text:span text:style-name="T12">Deze methode kunnen we gebruiken voor bijvoorbeeld een file I/O handler. Hierdoor hebben we een makkelijk mechanisme om met files te werken.</text:span></text:p>
      <text:p text:style-name="P110"><text:span text:style-name="T12"/></text:p>
      <text:p text:style-name="P110"><text:span text:style-name="T11">Singleton pattern (Design Patterns p. 233):</text:span></text:p>
      <text:p text:style-name="P110"><text:span text:style-name="T11"/></text:p>
      <text:p text:style-name="P110"><draw:frame draw:style-name="fr1" draw:name="Afbeeldingen7" text:anchor-type="paragraph" svg:width="10.185cm" svg:height="3.734cm" draw:z-index="6"><draw:image xlink:href="Pictures/20000007000027C900000E974023EC65.svm" xlink:type="simple" xlink:show="embed" xlink:actuate="onLoad"/></draw:frame><text:span text:style-name="T11"/></text:p>
      <text:p text:style-name="P110"><text:soft-page-break/><text:span text:style-name="T10">Motivatie: </text:span></text:p>
      <text:p text:style-name="P110"><text:span text:style-name="T12">Deze design pattern kunnen we gebruiken voor de help-klasse zodat die altijd en overal toegankelijk is. Dit bevordert het gebruiksgem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ce style:name="Courier New" svg:font-family="'Courier New'" style:font-family-generic="modern" style:font-pitch="fixed"/>
    <style:font-face style:name="CourierNew" svg:font-family="CourierNew" style:font-family-generic="modern" style:font-pitch="fixed"/>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creator>Sibrand Staessens</dc:creator>
    <dc:date>2008-10-31T17:03:24</dc:date>
    <meta:editing-cycles>24</meta:editing-cycles>
    <meta:editing-duration>PT53M22S</meta:editing-duration>
    <meta:user-defined meta:name="Info 1"/>
    <meta:user-defined meta:name="Info 2"/>
    <meta:user-defined meta:name="Info 3"/>
    <meta:user-defined meta:name="Info 4"/>
    <meta:document-statistic meta:table-count="0" meta:image-count="7" meta:object-count="0" meta:page-count="4" meta:paragraph-count="29" meta:word-count="305" meta:character-count="2006"/>
  </office:meta>
</office:document-meta>
</file>